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1782" officeooo:paragraph-rsid="001e1782"/>
    </style:style>
    <style:style style:name="P2" style:family="paragraph" style:parent-style-name="Standard">
      <style:text-properties officeooo:paragraph-rsid="001e1782"/>
    </style:style>
    <style:style style:name="T1" style:family="text">
      <style:text-properties officeooo:rsid="001e1782"/>
    </style:style>
    <style:style style:name="T2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9.75pt" fo:letter-spacing="normal" fo:font-style="normal" fo:font-weight="normal" officeooo:rsid="001e17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Name of group member: Kara Ann Franco</text:span><text:line-break/><text:span text:style-name="T2">Participation in group meetings: Good</text:span><text:line-break/><text:span text:style-name="T2">Timeliness in deliverable: Yes</text:span><text:line-break/><text:span text:style-name="T2">Giving feedback: Yes</text:span><text:line-break/><text:span text:style-name="T2">Total point: 10 out of 10</text:span><text:line-break/><text:span text:style-name="T2">Comments(If any):</text:span> </text:p>
      <text:p text:style-name="P2"><text:span text:style-name="T1"><text:line-break/></text:span><text:span text:style-name="T3">Name of group member: Justin james Pareno</text:span><text:span text:style-name="T1"><text:line-break/></text:span><text:span text:style-name="T3">Participation in group meetings: Good</text:span><text:span text:style-name="T1"><text:line-break/></text:span><text:span text:style-name="T3">Timeliness in deliverable: Yes</text:span><text:span text:style-name="T1"><text:line-break/></text:span><text:span text:style-name="T3">Giving feedback: Yes</text:span><text:span text:style-name="T1"><text:line-break/></text:span><text:span text:style-name="T3">Total point: 10 out of 10</text:span><text:span text:style-name="T1"><text:line-break/></text:span><text:span text:style-name="T3">Comments(If any):</text:span><text:span text:style-name="T1"> </text:span></text:p>
      <text:p text:style-name="P2"><text:line-break/><text:span text:style-name="T2">Name of group member: </text:span><text:span text:style-name="T3">Grerory Brian Smith</text:span><text:line-break/><text:span text:style-name="T2">Participation in group meetings: </text:span><text:span text:style-name="T3">Good</text:span><text:line-break/><text:span text:style-name="T2">Timeliness in deliverable: </text:span><text:span text:style-name="T3">Yes</text:span><text:line-break/><text:span text:style-name="T2">Giving feedback: </text:span><text:span text:style-name="T3">Yes</text:span><text:line-break/><text:span text:style-name="T2">Total point: </text:span><text:span text:style-name="T3">10 </text:span><text:span text:style-name="T2">out of 10</text:span><text:line-break/><text:span text:style-name="T2">Comments(If any):</text:span> </text:p>
      <text:p text:style-name="P2"><text:line-break/><text:span text:style-name="T2">Name of group member: </text:span><text:span text:style-name="T3">Lisa Scheiber</text:span><text:line-break/><text:span text:style-name="T2">Participation in group meetings: </text:span><text:span text:style-name="T3">Good</text:span><text:line-break/><text:span text:style-name="T2">Timeliness in deliverable: </text:span><text:span text:style-name="T3">Yes</text:span><text:line-break/><text:span text:style-name="T2">Giving feedback: </text:span><text:span text:style-name="T3">Yes</text:span><text:line-break/><text:span text:style-name="T2">Total point: </text:span><text:span text:style-name="T3">10</text:span><text:span text:style-name="T2"> out of 10</text:span><text:line-break/><text:span text:style-name="T2">Comments(If any):</text:span> </text:p>
      <text:p text:style-name="P2"><text:line-break/><text:span text:style-name="T2">Name of group member: </text:span><text:span text:style-name="T3">Saie Kurakula</text:span><text:line-break/><text:span text:style-name="T2">Participation in group meetings: </text:span><text:span text:style-name="T3">Good</text:span><text:line-break/><text:span text:style-name="T2">Timeliness in deliverable: </text:span><text:span text:style-name="T3">Yes</text:span><text:line-break/><text:span text:style-name="T2">Giving feedback: </text:span><text:span text:style-name="T3">Yes</text:span><text:line-break/><text:span text:style-name="T2">Total point: </text:span><text:span text:style-name="T3">10</text:span><text:span text:style-name="T2"> out of 10</text:span><text:line-break/><text:span text:style-name="T2">Comments(If any):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7:08:33.960000000</meta:creation-date>
    <dc:date>2016-02-08T17:14:55.958000000</dc:date>
    <meta:editing-duration>PT6M22S</meta:editing-duration>
    <meta:editing-cycles>1</meta:editing-cycles>
    <meta:document-statistic meta:table-count="0" meta:image-count="0" meta:object-count="0" meta:page-count="1" meta:paragraph-count="5" meta:word-count="133" meta:character-count="868" meta:non-whitespace-character-count="731"/>
    <meta:generator>LibreOffice/5.0.0.5$Windows_x86 LibreOffice_project/1b1a90865e348b492231e1c451437d7a15bb262b</meta:generator>
  </office:meta>
</office:document-meta>
</file>